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BeanUpdater.executeUpdate( Context context , Object bean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ynaBeanUpda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Updater.DynaBeanUpdater( String propertyName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BeanUpdater.DynaBeanUpdater( DynaProperty dyna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